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08b4e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in" fo:margin-bottom="0.1965in" loext:contextual-spacing="false" style:line-height-at-least="0.198in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09093f" fo:background-color="#1e1e1e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0915a6" fo:background-color="#1e1e1e"/>
    </style:style>
    <style:style style:name="T1" style:family="text">
      <style:text-properties fo:color="#9cdcfe"/>
    </style:style>
    <style:style style:name="T2" style:family="text">
      <style:text-properties fo:color="#9cdcfe" officeooo:rsid="0009093f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4ec9b0"/>
    </style:style>
    <style:style style:name="T7" style:family="text">
      <style:text-properties fo:color="#c586c0"/>
    </style:style>
    <style:style style:name="T8" style:family="text">
      <style:text-properties fo:color="#b5cea8"/>
    </style:style>
    <style:style style:name="T9" style:family="text">
      <style:text-properties officeooo:rsid="00090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// --------ATTACK--------</text:p>
      <text:p text:style-name="P3"/>
      <text:p text:style-name="P1"><text:span text:style-name="T5">let</text:span> <text:span text:style-name="T1">tableauAttack</text:span> = [<text:span text:style-name="T8">0</text:span>, <text:span text:style-name="T8">20</text:span>, <text:span text:style-name="T8">25</text:span>, <text:span text:style-name="T8">30</text:span>];</text:p>
      <text:p text:style-name="P1"><text:span text:style-name="T5">let</text:span> <text:span text:style-name="T1">attack</text:span> = <text:span text:style-name="T1">document</text:span>.<text:span text:style-name="T3">querySelector</text:span>(<text:span text:style-name="T4">'#btn1'</text:span>);</text:p>
      <text:p text:style-name="P1"><text:span text:style-name="T5">let</text:span> <text:span text:style-name="T1">vie_restant_adversaire</text:span>;</text:p>
      <text:p text:style-name="P1"/>
      <text:p text:style-name="P2"/>
      <text:p text:style-name="P2"/>
      <text:p text:style-name="P2"/>
      <text:p text:style-name="P2"/>
      <text:p text:style-name="P2">// FONCTION POUR AFFICHER LE NOMBRE DE PV INFLIGE</text:p>
      <text:p text:style-name="P3"/>
      <text:p text:style-name="P1"><text:span text:style-name="T1">attack</text:span>.<text:span text:style-name="T3">addEventListener</text:span>(<text:span text:style-name="T4">'click'</text:span>, <text:span text:style-name="T5">function</text:span> () {</text:p>
      <text:p text:style-name="P1"><text:span text:style-name="T5">let</text:span> <text:span text:style-name="T1">numRandom</text:span> = <text:span text:style-name="T6">Math</text:span>.<text:span text:style-name="T3">floor</text:span>(<text:span text:style-name="T6">Math</text:span>.<text:span text:style-name="T3">random</text:span>() * <text:span text:style-name="T1">tableauAttack</text:span>.<text:span text:style-name="T1">length</text:span>);</text:p>
      <text:p text:style-name="P1"><text:span text:style-name="T5">let</text:span> <text:span text:style-name="T1">attackRandom</text:span> = <text:span text:style-name="T1">tableauAttack</text:span>[<text:span text:style-name="T1">numRandom</text:span>];</text:p>
      <text:p text:style-name="P3"/>
      <text:p text:style-name="P1"><text:span text:style-name="T5">let</text:span> <text:span text:style-name="T1">p</text:span> = <text:span text:style-name="T1">document</text:span>.<text:span text:style-name="T3">querySelector</text:span>(<text:span text:style-name="T4">'#commentaire-player'</text:span>);</text:p>
      <text:p text:style-name="P3"/>
      <text:p text:style-name="P1"><text:span text:style-name="T7">if</text:span> (<text:span text:style-name="T1">attackRandom</text:span> !== <text:span text:style-name="T8">0</text:span>) {</text:p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inflige </text:span><text:span text:style-name="T5">${</text:span><text:span text:style-name="T1">attackRandom</text:span><text:span text:style-name="T5">}</text:span><text:span text:style-name="T4"> points de dégats à son adversaire !`</text:span></text:p>
      <text:p text:style-name="P1">}</text:p>
      <text:p text:style-name="P1"><text:span text:style-name="T7">else</text:span> {</text:p>
      <text:p text:style-name="P1"><text:span text:style-name="T1">p</text:span>.<text:span text:style-name="T1">textContent</text:span> = <text:span text:style-name="T4">"X a raté son attaque !"</text:span></text:p>
      <text:p text:style-name="P1">};</text:p>
      <text:p text:style-name="P3"/>
      <text:p text:style-name="P1"><text:span text:style-name="T3">setTimeout</text:span>(<text:span text:style-name="T5">function</text:span> (<text:span text:style-name="T1">para</text:span>) {</text:p>
      <text:p text:style-name="P3"/>
      <text:p text:style-name="P1"><text:span text:style-name="T1">p</text:span>.<text:span text:style-name="T1">textContent</text:span> = <text:span text:style-name="T4">""</text:span>;</text:p>
      <text:p text:style-name="P3"/>
      <text:p text:style-name="P1">}, <text:span text:style-name="T8">2400</text:span>)</text:p>
      <text:p text:style-name="P3"/>
      <text:p text:style-name="P2">// FONCTION POUR APPLIQUER LE NOMBRE DE DEGAT SUR LA JAUGE DE L ADVERSAIRE</text:p>
      <text:p text:style-name="P5"/>
      <text:p text:style-name="P8"><text:span text:style-name="T5">let </text:span><text:span text:style-name="T1">tableauAttack</text:span><text:span text:style-name="T5"> = [</text:span><text:span text:style-name="T8">0</text:span><text:span text:style-name="T5">, </text:span><text:span text:style-name="T8">20</text:span><text:span text:style-name="T5">, </text:span><text:span text:style-name="T8">25</text:span><text:span text:style-name="T5">, </text:span><text:span text:style-name="T8">30</text:span><text:span text:style-name="T5">];</text:span></text:p>
      <text:p text:style-name="P8"><text:span text:style-name="T5">let</text:span> <text:span text:style-name="T1">numRandom</text:span> = <text:span text:style-name="T6">Math</text:span>.<text:span text:style-name="T3">floor</text:span>(<text:span text:style-name="T6">Math</text:span>.<text:span text:style-name="T3">random</text:span>() * <text:span text:style-name="T1">tableauAttack</text:span>.<text:span text:style-name="T1">length</text:span>);</text:p>
      <text:p text:style-name="P8"><text:span text:style-name="T5">let </text:span><text:span text:style-name="T1">attackRandom</text:span><text:span text:style-name="T5"> = </text:span><text:span text:style-name="T1">tableauAttack</text:span><text:span text:style-name="T5">[</text:span><text:span text:style-name="T1">numRandom</text:span><text:span text:style-name="T5">];</text:span></text:p>
      <text:p text:style-name="P1"><text:span text:style-name="T5">let</text:span> <text:span text:style-name="T1">vie_adversaire</text:span> = (<text:span text:style-name="T4">"#lifeOpponent"</text:span>).<text:span text:style-name="T1">value</text:span>;</text:p>
      <text:p text:style-name="P7"><text:span text:style-name="T5">let</text:span> <text:span text:style-name="T1">vie_restant_adversaire </text:span><text:span text:style-name="T2">= vie_adversaire</text:span><text:span text:style-name="T9"> - </text:span><text:span text:style-name="T2">attackRandom</text:span><text:span text:style-name="T9">;</text:span></text:p>
      <text:p text:style-name="P7"/>
      <text:p text:style-name="P5"/>
      <text:p text:style-name="P1"/>
      <text:p text:style-name="P3"/>
      <text:p text:style-name="P1"><text:span text:style-name="T1">document</text:span>.<text:span text:style-name="T3">querySelector</text:span>(<text:span text:style-name="T4">"#lifeOpponent"</text:span>).<text:span text:style-name="T1">value</text:span> = <text:span text:style-name="T1">vie_restant_adversaire</text:span>;</text:p>
      <text:p text:style-name="P3"/>
      <text:p text:style-name="P2">// console.log(vie_restant_adversaire);</text:p>
      <text:p text:style-name="P3"><text:soft-page-break/></text:p>
      <text:p text:style-name="P1"><text:span text:style-name="T7">if</text:span> (<text:span text:style-name="T1">vie_restant_adversaire</text:span> &lt;= <text:span text:style-name="T8">0</text:span>) {</text:p>
      <text:p text:style-name="P3"/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à remporter le combat ! Félicitation`</text:span></text:p>
      <text:p text:style-name="P3"/>
      <text:p text:style-name="P1">}</text:p>
      <text:p text:style-name="P1">});</text:p>
      <text:p text:style-name="P4"><text:line-break/></text:p>
      <text:p text:style-name="P2">// FONCTION POUR AFFICHER LE NOMBRE DE PV INFLIGE QUE L ADVERSAIRE M INFLIGE</text:p>
      <text:p text:style-name="P5"/>
      <text:p text:style-name="P1"><text:span text:style-name="T5">let</text:span> <text:span text:style-name="T1">vie_restant_player</text:span>;</text:p>
      <text:p text:style-name="P1"><text:span text:style-name="T5">let</text:span> <text:span text:style-name="T1">attack2</text:span> = <text:span text:style-name="T1">document</text:span>.<text:span text:style-name="T3">querySelector</text:span>(<text:span text:style-name="T4">'#btn1'</text:span>);</text:p>
      <text:p text:style-name="P3"/>
      <text:p text:style-name="P1"><text:span text:style-name="T1">attack2</text:span>.<text:span text:style-name="T3">addEventListener</text:span>(<text:span text:style-name="T4">'click'</text:span>, <text:span text:style-name="T5">function</text:span> () {</text:p>
      <text:p text:style-name="P1"><text:span text:style-name="T5">let</text:span> <text:span text:style-name="T1">numRandom2</text:span> = <text:span text:style-name="T6">Math</text:span>.<text:span text:style-name="T3">floor</text:span>(<text:span text:style-name="T6">Math</text:span>.<text:span text:style-name="T3">random</text:span>() * <text:span text:style-name="T1">tableauAttack</text:span>.<text:span text:style-name="T1">length</text:span>);</text:p>
      <text:p text:style-name="P1"><text:span text:style-name="T5">let</text:span> <text:span text:style-name="T1">attackRandom2</text:span> = <text:span text:style-name="T1">tableauAttack</text:span>[<text:span text:style-name="T1">numRandom2</text:span>];</text:p>
      <text:p text:style-name="P3"/>
      <text:p text:style-name="P1"><text:span text:style-name="T5">let</text:span> <text:span text:style-name="T1">p</text:span> = <text:span text:style-name="T1">document</text:span>.<text:span text:style-name="T3">querySelector</text:span>(<text:span text:style-name="T4">'#commentaire-adverse'</text:span>);</text:p>
      <text:p text:style-name="P5"/>
      <text:p text:style-name="P1"><text:span text:style-name="T3">setTimeout</text:span>(<text:span text:style-name="T5">function</text:span> (<text:span text:style-name="T1">params</text:span>) {</text:p>
      <text:p text:style-name="P1"><text:span text:style-name="T7">if</text:span> (<text:span text:style-name="T1">attackRandom2</text:span> !== <text:span text:style-name="T8">0</text:span>) {</text:p>
      <text:p text:style-name="P1"><text:span text:style-name="T1">p</text:span>.<text:span text:style-name="T1">textContent</text:span> = <text:span text:style-name="T4">`Le pokemon ennemi a infligé </text:span><text:span text:style-name="T5">${</text:span><text:span text:style-name="T1">attackRandom2</text:span><text:span text:style-name="T5">}</text:span><text:span text:style-name="T4"> points de dégats à </text:span><text:span text:style-name="T5">${this</text:span>.<text:span text:style-name="T1">name</text:span><text:span text:style-name="T5">}</text:span><text:span text:style-name="T4"> !`</text:span></text:p>
      <text:p text:style-name="P1">}</text:p>
      <text:p text:style-name="P1"><text:span text:style-name="T7">else</text:span> {</text:p>
      <text:p text:style-name="P1"><text:span text:style-name="T1">p</text:span>.<text:span text:style-name="T1">textContent</text:span> = <text:span text:style-name="T4">"X a raté son attaque !"</text:span></text:p>
      <text:p text:style-name="P1">};</text:p>
      <text:p text:style-name="P3"/>
      <text:p text:style-name="P1"><text:span text:style-name="T3">setTimeout</text:span>(<text:span text:style-name="T5">function</text:span> (<text:span text:style-name="T1">para</text:span>) {</text:p>
      <text:p text:style-name="P3"/>
      <text:p text:style-name="P1"><text:span text:style-name="T1">p</text:span>.<text:span text:style-name="T1">textContent</text:span> = <text:span text:style-name="T4">""</text:span>;</text:p>
      <text:p text:style-name="P3"/>
      <text:p text:style-name="P1">}, <text:span text:style-name="T8">1200</text:span>)</text:p>
      <text:p text:style-name="P3"/>
      <text:p text:style-name="P2">// FONCTION POUR APPLIQUER LE NOMBRE DE DEGAT SUR LA JAUGE DE L ADVERSAIRE</text:p>
      <text:p text:style-name="P5"/>
      <text:p text:style-name="P1"><text:span text:style-name="T5">let</text:span> <text:span text:style-name="T1">vie_player</text:span> = <text:span text:style-name="T1">document</text:span>.<text:span text:style-name="T3">querySelector</text:span>(<text:span text:style-name="T4">"#lifePlayer"</text:span>).<text:span text:style-name="T1">value</text:span>;</text:p>
      <text:p text:style-name="P5"/>
      <text:p text:style-name="P1"><text:span text:style-name="T1">vie_restant_player</text:span> = <text:span text:style-name="T1">vie_player</text:span> - <text:span text:style-name="T1">attackRandom2</text:span>;</text:p>
      <text:p text:style-name="P3"/>
      <text:p text:style-name="P1"><text:span text:style-name="T1">document</text:span>.<text:span text:style-name="T3">querySelector</text:span>(<text:span text:style-name="T4">"#lifePlayer"</text:span>).<text:span text:style-name="T1">value</text:span> = <text:span text:style-name="T1">vie_restant_player</text:span>;</text:p>
      <text:p text:style-name="P3"/>
      <text:p text:style-name="P1"><text:span text:style-name="T6">console</text:span>.<text:span text:style-name="T3">log</text:span>(<text:span text:style-name="T1">vie_restant_player</text:span>);</text:p>
      <text:p text:style-name="P3"/>
      <text:p text:style-name="P1"><text:span text:style-name="T7">if</text:span> (<text:span text:style-name="T1">vie_restant_player</text:span> &lt;= <text:span text:style-name="T8">0</text:span>) {</text:p>
      <text:p text:style-name="P3"><text:soft-page-break/></text:p>
      <text:p text:style-name="P1"><text:span text:style-name="T1">p</text:span>.<text:span text:style-name="T1">textContent</text:span> = <text:span text:style-name="T4">`Dommage </text:span><text:span text:style-name="T5">${this</text:span>.<text:span text:style-name="T1">name</text:span><text:span text:style-name="T5">}</text:span><text:span text:style-name="T4">, tu as perdu le combat ! A plus !`</text:span></text:p>
      <text:p text:style-name="P3"/>
      <text:p text:style-name="P1">}</text:p>
      <text:p text:style-name="P1">}, <text:span text:style-name="T8">1200</text:span>)</text:p>
      <text:p text:style-name="P5"/>
      <text:p text:style-name="P1">}</text:p>
      <text:p text:style-name="P5"/>
      <text:p text:style-name="P1">);</text:p>
      <text:p text:style-name="P4"><text:line-break/><text:line-break/></text:p>
      <text:p text:style-name="P2">// --------HEAL--------</text:p>
      <text:p text:style-name="P3"/>
      <text:p text:style-name="P1"><text:span text:style-name="T5">let</text:span> <text:span text:style-name="T1">tableauHeal</text:span> = [<text:span text:style-name="T8">0</text:span>, <text:span text:style-name="T8">10</text:span>, <text:span text:style-name="T8">15</text:span>, <text:span text:style-name="T8">20</text:span>, <text:span text:style-name="T8">25</text:span>];</text:p>
      <text:p text:style-name="P1"><text:span text:style-name="T5">let</text:span> <text:span text:style-name="T1">heal</text:span> = <text:span text:style-name="T1">document</text:span>.<text:span text:style-name="T3">querySelector</text:span>(<text:span text:style-name="T4">'#btn3'</text:span>);</text:p>
      <text:p text:style-name="P3"/>
      <text:p text:style-name="P2">// let vie_restant_player;</text:p>
      <text:p text:style-name="P3"/>
      <text:p text:style-name="P2">// FONCTION POUR AFFICHER LE NOMBRE DE PV RECUPERE</text:p>
      <text:p text:style-name="P4"><text:line-break/></text:p>
      <text:p text:style-name="P1"><text:span text:style-name="T1">heal</text:span>.<text:span text:style-name="T3">addEventListener</text:span>(<text:span text:style-name="T4">'click'</text:span>, <text:span text:style-name="T5">function</text:span> () {</text:p>
      <text:p text:style-name="P1"><text:span text:style-name="T5">let</text:span> <text:span text:style-name="T1">numRandom</text:span> = <text:span text:style-name="T6">Math</text:span>.<text:span text:style-name="T3">floor</text:span>(<text:span text:style-name="T6">Math</text:span>.<text:span text:style-name="T3">random</text:span>() * <text:span text:style-name="T1">tableauHeal</text:span>.<text:span text:style-name="T1">length</text:span>);</text:p>
      <text:p text:style-name="P1"><text:span text:style-name="T5">let</text:span> <text:span text:style-name="T1">healRandom</text:span> = <text:span text:style-name="T1">tableauHeal</text:span>[<text:span text:style-name="T1">numRandom</text:span>];</text:p>
      <text:p text:style-name="P3"/>
      <text:p text:style-name="P1"><text:span text:style-name="T5">let</text:span> <text:span text:style-name="T1">p</text:span> = <text:span text:style-name="T1">document</text:span>.<text:span text:style-name="T3">querySelector</text:span>(<text:span text:style-name="T4">'#commentaire-player'</text:span>);</text:p>
      <text:p text:style-name="P3"/>
      <text:p text:style-name="P1"><text:span text:style-name="T3">setTimeout</text:span>(<text:span text:style-name="T5">function</text:span> (<text:span text:style-name="T1">parap</text:span>) {</text:p>
      <text:p text:style-name="P3"/>
      <text:p text:style-name="P1"><text:span text:style-name="T1">p</text:span>.<text:span text:style-name="T1">textContent</text:span> = <text:span text:style-name="T4">""</text:span>;</text:p>
      <text:p text:style-name="P3"/>
      <text:p text:style-name="P1">}, <text:span text:style-name="T8">2400</text:span>)</text:p>
      <text:p text:style-name="P5"/>
      <text:p text:style-name="P1"><text:span text:style-name="T7">if</text:span> (<text:span text:style-name="T1">healRandom</text:span> !== <text:span text:style-name="T8">0</text:span>) {</text:p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a récupéré </text:span><text:span text:style-name="T5">${</text:span><text:span text:style-name="T1">healRandom</text:span><text:span text:style-name="T5">}</text:span><text:span text:style-name="T4"> points de vie !`</text:span></text:p>
      <text:p text:style-name="P1">}</text:p>
      <text:p text:style-name="P1"><text:span text:style-name="T7">else</text:span> {</text:p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ne s'est pas soigné !`</text:span></text:p>
      <text:p text:style-name="P1">};</text:p>
      <text:p text:style-name="P5"/>
      <text:p text:style-name="P2">// FONCTION POUR APPLIQUER LE NOMBRE DE DEGATS SUR LA JAUGE DE L ADVERSAIRE</text:p>
      <text:p text:style-name="P5"/>
      <text:p text:style-name="P1"><text:span text:style-name="T5">let</text:span> <text:span text:style-name="T1">vie_player</text:span> = <text:span text:style-name="T1">document</text:span>.<text:span text:style-name="T3">querySelector</text:span>(<text:span text:style-name="T4">"#lifePlayer"</text:span>).<text:span text:style-name="T1">value</text:span>;</text:p>
      <text:p text:style-name="P5"><text:soft-page-break/></text:p>
      <text:p text:style-name="P1"><text:span text:style-name="T1">vie_restant_player</text:span> = <text:span text:style-name="T1">vie_player</text:span> + <text:span text:style-name="T1">healRandom</text:span>;</text:p>
      <text:p text:style-name="P3"/>
      <text:p text:style-name="P1"><text:span text:style-name="T1">document</text:span>.<text:span text:style-name="T3">querySelector</text:span>(<text:span text:style-name="T4">"#lifePlayer"</text:span>).<text:span text:style-name="T1">value</text:span> = <text:span text:style-name="T1">vie_restant_player</text:span>;</text:p>
      <text:p text:style-name="P3"/>
      <text:p text:style-name="P1"><text:span text:style-name="T6">console</text:span>.<text:span text:style-name="T3">log</text:span>(<text:span text:style-name="T1">vie_restant_player</text:span>);</text:p>
      <text:p text:style-name="P3"/>
      <text:p text:style-name="P1">});</text:p>
      <text:p text:style-name="P5"/>
      <text:p text:style-name="P2">// --------HEAL--------</text:p>
      <text:p text:style-name="P4"><text:line-break/></text:p>
      <text:p text:style-name="P2">// let vie_restant_player;</text:p>
      <text:p text:style-name="P3"/>
      <text:p text:style-name="P2">// FONCTION POUR AFFICHER LE NOMBRE DE PV RECUPERE</text:p>
      <text:p text:style-name="P4"><text:line-break/></text:p>
      <text:p text:style-name="P1"><text:span text:style-name="T1">heal</text:span>.<text:span text:style-name="T3">addEventListener</text:span>(<text:span text:style-name="T4">'click'</text:span>, <text:span text:style-name="T5">function</text:span> () {</text:p>
      <text:p text:style-name="P1"><text:span text:style-name="T5">let</text:span> <text:span text:style-name="T1">numRandom2</text:span> = <text:span text:style-name="T6">Math</text:span>.<text:span text:style-name="T3">floor</text:span>(<text:span text:style-name="T6">Math</text:span>.<text:span text:style-name="T3">random</text:span>() * <text:span text:style-name="T1">tableauHeal</text:span>.<text:span text:style-name="T1">length</text:span>);</text:p>
      <text:p text:style-name="P1"><text:span text:style-name="T5">let</text:span> <text:span text:style-name="T1">healRandom2</text:span> = <text:span text:style-name="T1">tableauHeal</text:span>[<text:span text:style-name="T1">numRandom2</text:span>];</text:p>
      <text:p text:style-name="P3"/>
      <text:p text:style-name="P1"><text:span text:style-name="T3">setTimeout</text:span>(<text:span text:style-name="T5">function</text:span> (<text:span text:style-name="T1">paramsa</text:span>) {</text:p>
      <text:p text:style-name="P3"/>
      <text:p text:style-name="P1"><text:span text:style-name="T5">let</text:span> <text:span text:style-name="T1">p</text:span> = <text:span text:style-name="T1">document</text:span>.<text:span text:style-name="T3">querySelector</text:span>(<text:span text:style-name="T4">'#commentaire-adverse'</text:span>);</text:p>
      <text:p text:style-name="P3"/>
      <text:p text:style-name="P1"><text:span text:style-name="T3">setTimeout</text:span>(<text:span text:style-name="T5">function</text:span> (<text:span text:style-name="T1">parapa</text:span>) {</text:p>
      <text:p text:style-name="P3"/>
      <text:p text:style-name="P1"><text:span text:style-name="T1">p</text:span>.<text:span text:style-name="T1">textContent</text:span> = <text:span text:style-name="T4">""</text:span>;</text:p>
      <text:p text:style-name="P3"/>
      <text:p text:style-name="P1">}, <text:span text:style-name="T8">1200</text:span>)</text:p>
      <text:p text:style-name="P5"/>
      <text:p text:style-name="P1"><text:span text:style-name="T7">if</text:span> (<text:span text:style-name="T1">healRandom2</text:span> !== <text:span text:style-name="T8">0</text:span>) {</text:p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a récupéré </text:span><text:span text:style-name="T5">${</text:span><text:span text:style-name="T1">healRandom2</text:span><text:span text:style-name="T5">}</text:span><text:span text:style-name="T4"> points de vie !`</text:span></text:p>
      <text:p text:style-name="P1">}</text:p>
      <text:p text:style-name="P1"><text:span text:style-name="T7">else</text:span> {</text:p>
      <text:p text:style-name="P1"><text:span text:style-name="T1">p</text:span>.<text:span text:style-name="T1">textContent</text:span> = <text:span text:style-name="T4">`</text:span><text:span text:style-name="T5">${this</text:span>.<text:span text:style-name="T1">name</text:span><text:span text:style-name="T5">}</text:span><text:span text:style-name="T4"> ne s'est pas soigné !`</text:span></text:p>
      <text:p text:style-name="P1">};</text:p>
      <text:p text:style-name="P5"/>
      <text:p text:style-name="P2">// FONCTION POUR APPLIQUER LE NOMBRE DE DEGATS SUR LA JAUGE DE L ADVERSAIRE</text:p>
      <text:p text:style-name="P5"/>
      <text:p text:style-name="P1"><text:span text:style-name="T5">let</text:span> <text:span text:style-name="T1">vie_opponent</text:span> = <text:span text:style-name="T1">document</text:span>.<text:span text:style-name="T3">querySelector</text:span>(<text:span text:style-name="T4">"#lifeOpponent"</text:span>).<text:span text:style-name="T1">value</text:span>;</text:p>
      <text:p text:style-name="P5"/>
      <text:p text:style-name="P1"><text:span text:style-name="T1">vie_restant_opponent</text:span> = <text:span text:style-name="T1">vie_opponent</text:span> + <text:span text:style-name="T1">healRandom2</text:span>;</text:p>
      <text:p text:style-name="P3"><text:soft-page-break/></text:p>
      <text:p text:style-name="P1"><text:span text:style-name="T1">document</text:span>.<text:span text:style-name="T3">querySelector</text:span>(<text:span text:style-name="T4">"#lifeOpponent"</text:span>).<text:span text:style-name="T1">value</text:span> = <text:span text:style-name="T1">vie_restant_opponent</text:span>;</text:p>
      <text:p text:style-name="P3"/>
      <text:p text:style-name="P1"><text:span text:style-name="T6">console</text:span>.<text:span text:style-name="T3">log</text:span>(<text:span text:style-name="T1">vie_restant_opponent</text:span>);</text:p>
      <text:p text:style-name="P3"/>
      <text:p text:style-name="P1">}, <text:span text:style-name="T8">1200</text:span>)</text:p>
      <text:p text:style-name="P3"/>
      <text:p text:style-name="P1">}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27:23.041957396</meta:creation-date>
    <dc:date>2018-06-07T14:10:24.726808718</dc:date>
    <meta:editing-duration>PT12M3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5" meta:paragraph-count="111" meta:word-count="481" meta:character-count="3889" meta:non-whitespace-character-count="3511"/>
  </office:meta>
</office:document-meta>
</file>